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11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466];&quot;High&quot;;[.D5:.D466])" office:value-type="float" office:value="141">
            <text:p>141</text:p>
          </table:table-cell>
          <table:table-cell table:formula="of:=SUMPRODUCT(([.C5:.C466]=&quot;High&quot;)*([.E5:.E466]=&quot;x&quot;)*[.D5:.D466])" office:value-type="float" office:value="43">
            <text:p>43</text:p>
          </table:table-cell>
          <table:table-cell table:formula="of:=SUMPRODUCT(([.C5:.C466]=&quot;High&quot;)*([.F5:.F466]=&quot;x&quot;)*[.D5:.D466])" office:value-type="float" office:value="32">
            <text:p>32</text:p>
          </table:table-cell>
          <table:table-cell table:formula="of:=SUMPRODUCT(([.C5:.C466]=&quot;High&quot;)*([.G5:.G466]=&quot;x&quot;)*[.D5:.D466])" office:value-type="float" office:value="66">
            <text:p>66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466];&quot;Medium&quot;;[.D5:.D466])" office:value-type="float" office:value="61">
            <text:p>61</text:p>
          </table:table-cell>
          <table:table-cell table:formula="of:=SUMPRODUCT(([.C5:.C466]=&quot;Medium&quot;)*([.E5:.E466]=&quot;x&quot;)*[.D5:.D466])" office:value-type="float" office:value="24">
            <text:p>24</text:p>
          </table:table-cell>
          <table:table-cell table:formula="of:=SUMPRODUCT(([.C5:.C466]=&quot;Medium&quot;)*([.F5:.F466]=&quot;x&quot;)*[.D5:.D466])" office:value-type="float" office:value="33">
            <text:p>33</text:p>
          </table:table-cell>
          <table:table-cell table:formula="of:=SUMPRODUCT(([.C5:.C466]=&quot;Medium&quot;)*([.G5:.G466]=&quot;x&quot;)*[.D5:.D466])" office:value-type="float" office:value="4">
            <text:p>4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466];&quot;Low&quot;;[.D5:.D466])" office:value-type="float" office:value="7">
            <text:p>7</text:p>
          </table:table-cell>
          <table:table-cell table:formula="of:=SUMPRODUCT(([.C5:.C466]=&quot;Low&quot;)*([.E5:.E466]=&quot;x&quot;)*[.D5:.D466])" office:value-type="float" office:value="2">
            <text:p>2</text:p>
          </table:table-cell>
          <table:table-cell table:formula="of:=SUMPRODUCT(([.C5:.C466]=&quot;Low&quot;)*([.F5:.F466]=&quot;x&quot;)*[.D5:.D466])" office:value-type="float" office:value="5">
            <text:p>5</text:p>
          </table:table-cell>
          <table:table-cell table:formula="of:=SUMPRODUCT(([.C5:.C466]=&quot;Low&quot;)*([.G5:.G466]=&quot;x&quot;)*[.D5:.D466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<text:s/>ha.khuat</text:p>
          </table:table-cell>
          <table:table-cell table:style-name="ce24" office:value-type="string">
            <text:p><text:s/>hang.nguyen</text:p>
          </table:table-cell>
          <table:table-cell table:style-name="ce24" office:value-type="string">
            <text:p>Path</text:p>
          </table:table-cell>
          <table:table-cell table:style-name="ce24" table:number-columns-repeated="5"/>
          <table:table-cell table:style-name="ce30" table:number-columns-repeated="49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CS/Calenda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CS/Calenda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CS/Calenda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CS/M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CS/M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CS/M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CS/Contac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CS/Contac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CS/Contac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CS/Cha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CS/Cha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CS/Cha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gatein01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gatein01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gatein01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MOKE_PLF_INT_01</text:p>
          </table:table-cell>
          <table:table-cell office:value-type="string">
            <text:p>SmokeTest - Home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Integration/Ho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1</text:p>
          </table:table-cell>
          <table:table-cell office:value-type="string">
            <text:p>SmokeTest - Home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Integration/Ho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1</text:p>
          </table:table-cell>
          <table:table-cell office:value-type="string">
            <text:p>SmokeTest - Home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Integration/Ho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2</text:p>
          </table:table-cell>
          <table:table-cell table:style-name="ce25" office:value-type="string">
            <text:p>SmokeTest - Spac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Integration/Spac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MOKE_PLF_INT_02</text:p>
          </table:table-cell>
          <table:table-cell table:style-name="ce25" office:value-type="string">
            <text:p>Smoke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Integration/Spac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MOKE_PLF_INT_02</text:p>
          </table:table-cell>
          <table:table-cell table:style-name="ce25" office:value-type="string">
            <text:p>Smoke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Integration/Spac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MOKE_PLF_INT_03</text:p>
          </table:table-cell>
          <table:table-cell office:value-type="string">
            <text:p>SmokeTest - Calendar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Integration/Calenda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3</text:p>
          </table:table-cell>
          <table:table-cell office:value-type="string">
            <text:p>Smoke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Integration/Calenda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3</text:p>
          </table:table-cell>
          <table:table-cell office:value-type="string">
            <text:p>Smoke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Integration/Calenda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4</text:p>
          </table:table-cell>
          <table:table-cell table:style-name="ce25" office:value-type="string">
            <text:p>SmokeTest - Wiki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Integration/Wiki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MOKE_PLF_INT_04</text:p>
          </table:table-cell>
          <table:table-cell table:style-name="ce25" office:value-type="string">
            <text:p>SmokeTest - Wiki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Integration/Wiki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MOKE_PLF_INT_04</text:p>
          </table:table-cell>
          <table:table-cell table:style-name="ce25" office:value-type="string">
            <text:p>SmokeTest - Wiki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Integration/Wiki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MOKE_PLF_INT_05</text:p>
          </table:table-cell>
          <table:table-cell office:value-type="string">
            <text:p>SmokeTest - Sites Explorer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Integration/Sites Explor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5</text:p>
          </table:table-cell>
          <table:table-cell office:value-type="string">
            <text:p>SmokeTest - Sites Explor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Integration/Sites Explor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5</text:p>
          </table:table-cell>
          <table:table-cell office:value-type="string">
            <text:p>SmokeTest - Sites Explor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Integration/Sites Explor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6</text:p>
          </table:table-cell>
          <table:table-cell table:style-name="ce25" office:value-type="string">
            <text:p>SmokeTest - Foru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Integration/Forum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MOKE_PLF_INT_06</text:p>
          </table:table-cell>
          <table:table-cell table:style-name="ce25" office:value-type="string">
            <text:p>SmokeTest - Foru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Integration/Forum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MOKE_PLF_INT_06</text:p>
          </table:table-cell>
          <table:table-cell table:style-name="ce25" office:value-type="string">
            <text:p>SmokeTest - Foru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Integration/Forum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MOKE_PLF_INT_07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Integration/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7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Integration/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7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Integration/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8</text:p>
          </table:table-cell>
          <table:table-cell table:style-name="ce25" office:value-type="string">
            <text:p>SmokeTest - ID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Integration/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MOKE_PLF_INT_08</text:p>
          </table:table-cell>
          <table:table-cell table:style-name="ce25" office:value-type="string">
            <text:p>SmokeTest - 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Integration/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MOKE_PLF_INT_08</text:p>
          </table:table-cell>
          <table:table-cell table:style-name="ce25" office:value-type="string">
            <text:p>SmokeTest - 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Smoke/Integration/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MOKE_PLF_INT_09</text:p>
          </table:table-cell>
          <table:table-cell office:value-type="string">
            <text:p>SmokeTest - CMIS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Integration/CMI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9</text:p>
          </table:table-cell>
          <table:table-cell office:value-type="string">
            <text:p>SmokeTest - CMI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Integration/CMI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9</text:p>
          </table:table-cell>
          <table:table-cell office:value-type="string">
            <text:p>SmokeTest - CMI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Smoke/Integration/CMI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ction\Copy_Pas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ction\Copy_Pas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ction\Copy_Pas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ction\Cut_Pas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ction\Cut_Pas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ction\Cut_Pas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ction\Lo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ction\Lo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ction\Lo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ction\Re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ction\Re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ction\Re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ction\Symlin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ction\Symlin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ction\Symlin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ction\WebDAV\Cre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ction\WebDAV\Cre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ction\WebDAV\Cre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ction\WebDAV\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ction\WebDAV\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ction\WebDAV\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ction\Drag_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ction\Drag_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ction\Drag_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dmin\Pub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dmin\Pub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dmin\Pub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dmin\Catego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dmin\Catego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dmin\Catego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dmin\Rel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dmin\Rel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dmin\Rel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dmin\Node_Propert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dmin\Node_Propert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/>
          <table:table-cell/>
          <table:table-cell table:style-name="ce25" office:value-type="string">
            <text:p>x</text:p>
          </table:table-cell>
          <table:table-cell office:value-type="string">
            <text:p>ECMS\DMS\Admin\Node_Propert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dmin\Export_Imp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dmin\Export_Imp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ECMS\DMS\Admin\Export_Imp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Ta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Ta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Ta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Categori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Categori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Categori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Templ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Templ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Templ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Metadata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Metadata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Metadata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Dri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Dri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Dri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Namespac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Namespac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Namespac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Node_Typ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Node_Typ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Node_Typ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Que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Que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Que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Scrip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Scrip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Scrip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ADM\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Lock_Unlo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Lock_Unlo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Lock_Unlo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Create\Folder\Content_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Create\Folder\Content_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Create\Folder\Content_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lipboa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lipboa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lipboa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Collaboration\Tag\Priv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Collaboration\Tag\Priv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Collaboration\Tag\Priv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ollaboration\Tag\Public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ollaboration\Tag\Public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ollaboration\Tag\Public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Collaboration\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Collaboration\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Collaboration\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ollaboration\Vo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ollaboration\Vo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ollaboration\Vo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Collaboration\Comm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Collaboration\Comm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Collaboration\Comm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Artic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Artic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Artic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Create\Document\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Create\Document\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Create\Document\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Free_Lay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Free_Lay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Free_Lay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Info\Permiss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Info\Permiss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Info\Permiss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Info\Metadata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Info\Metadata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Info\Metadata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Search\Simp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Search\Simp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Search\Simp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arch\Advance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arch\Advance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arch\Advance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Search\Que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Search\Que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Search\Que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tting\Browsing_Preferen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tting\Browsing_Preferen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tting\Browsing_Preferen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Upload_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Upload_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DMS\Upload_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Content_List_Viewer\Create_By_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Content_List_Viewer\Create_By_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Content_List_Viewer\Create_By_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Content_List_Viewer\Create_By_Content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Content_List_Viewer\Create_By_Content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Content_List_Viewer\Create_By_Content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UnPub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UnPub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UnPub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Edit_CLV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Edit_CLV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Edit_CLV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FCK_Edito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FCK_Edito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FCK_Edito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Form_Generato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Form_Generato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Form_Generato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letter_Manager\Categor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letter_Manager\Categor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letter_Manager\Categor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Newsletter_Manager\Subscrip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Newsletter_Manager\Subscrip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Newsletter_Manager\Subscrip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letter_Manager\Lett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letter_Manager\Lett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letter_Manager\Lett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Newsletter_Manager\Subscribe_Lett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Newsletter_Manager\Subscribe_Lett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Newsletter_Manager\Subscribe_Lett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ECMS\WCM\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Single_Content_View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Single_Content_View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Single_Content_View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WF\Admin\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WF\Admin\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WF\Admin\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WF\Admin\Uploa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WF\Admin\Uploa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WF\Admin\Uploa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WF\Content_Publishing\Appr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WF\Content_Publishing\Appr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WF\Content_Publishing\Appr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WF\Holiday\Appr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WF\Holiday\Appr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WF\Holiday\Appr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WF\Pay_Raise\WF\Gran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WF\Pay_Raise\WF\Gran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WF\Pay_Raise\WF\Gran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ANS_01</text:p>
          </table:table-cell>
          <table:table-cell table:style-name="ce25" office:value-type="string">
            <text:p>SniffTest - Basic action on answer (Add/Edit/Dele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Answer\Basic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ANS_ANS_01</text:p>
          </table:table-cell>
          <table:table-cell table:style-name="ce25" office:value-type="string">
            <text:p>SniffTest - Basic action on answer (Add/Edit/Dele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Answer\Basic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ANS_ANS_01</text:p>
          </table:table-cell>
          <table:table-cell table:style-name="ce25" office:value-type="string">
            <text:p>SniffTest - Basic action on answer 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Answer\Basic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Answer\Rate_And_S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Answer\Rate_And_S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Answer\Rate_And_S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ANS_03</text:p>
          </table:table-cell>
          <table:table-cell table:style-name="ce25" office:value-type="string">
            <text:p>SniffTest - Activate/Approve answ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Answer\Active_And_Appr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ANS_ANS_03</text:p>
          </table:table-cell>
          <table:table-cell table:style-name="ce25" office:value-type="string">
            <text:p>SniffTest - Activate/Approve answe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Answer\Active_And_Appr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ANS_ANS_03</text:p>
          </table:table-cell>
          <table:table-cell table:style-name="ce25" office:value-type="string">
            <text:p>SniffTest - Activate/Approve answ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Answer\Active_And_Appr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Answer\Manage_Comm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Answer\Manage_Comm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Answer\Manage_Comm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CAT_01</text:p>
          </table:table-cell>
          <table:table-cell table:style-name="ce25" office:value-type="string">
            <text:p>SniffTest - Manage Category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Basic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ANS_CAT_01</text:p>
          </table:table-cell>
          <table:table-cell table:style-name="ce25" office:value-type="string">
            <text:p>SniffTest - Manage Category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Basic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ANS_CAT_01</text:p>
          </table:table-cell>
          <table:table-cell table:style-name="ce25" office:value-type="string">
            <text:p>SniffTest - Manage Category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Basic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Category\Drag_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Category\Drag_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Category\Drag_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CAT_03</text:p>
          </table:table-cell>
          <table:table-cell table:style-name="ce25" office:value-type="string">
            <text:p>SniffTest - Export/Import categor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Export Imp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ANS_CAT_03</text:p>
          </table:table-cell>
          <table:table-cell table:style-name="ce25" office:value-type="string">
            <text:p>SniffTest - Export/Import category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Export Imp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ANS_CAT_03</text:p>
          </table:table-cell>
          <table:table-cell table:style-name="ce25" office:value-type="string">
            <text:p>SniffTest - Export/Import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Export Imp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Category\Watch_Un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Category\Watch_Un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Category\Watch_Un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QUE_01</text:p>
          </table:table-cell>
          <table:table-cell table:style-name="ce25" office:value-type="string">
            <text:p>SniffTest - Basic action on question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Question\Basic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ANS_QUE_01</text:p>
          </table:table-cell>
          <table:table-cell table:style-name="ce25" office:value-type="string">
            <text:p>SniffTest - Basic action on question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Question\Basic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ANS_QUE_01</text:p>
          </table:table-cell>
          <table:table-cell table:style-name="ce25" office:value-type="string">
            <text:p>SniffTest - Basic action on question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Question\Basic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Question\Vo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Question\Vo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Question\Vo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QUE_03</text:p>
          </table:table-cell>
          <table:table-cell table:style-name="ce25" office:value-type="string">
            <text:p>SniffTest - Send to frien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Question\Sen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ANS_QUE_03</text:p>
          </table:table-cell>
          <table:table-cell table:style-name="ce25" office:value-type="string">
            <text:p>SniffTest - Send to friend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Question\Sen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ANS_QUE_03</text:p>
          </table:table-cell>
          <table:table-cell table:style-name="ce25" office:value-type="string">
            <text:p>SniffTest - Send to frien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Question\Sen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Question\Manage_Ques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Question\Manage_Ques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Question\Manage_Ques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Search\Quick_Sear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ANS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Search\Quick_Sear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ANS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Search\Quick_Sear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Search_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Search_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Search_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SET_01</text:p>
          </table:table-cell>
          <table:table-cell table:style-name="ce25" office:value-type="string">
            <text:p>SniffTest - Setting Answer portl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Setting Porle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ANS_SET_01</text:p>
          </table:table-cell>
          <table:table-cell table:style-name="ce25" office:value-type="string">
            <text:p>SniffTest - Setting Answer portl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Setting Porle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ANS_SET_01</text:p>
          </table:table-cell>
          <table:table-cell table:style-name="ce25" office:value-type="string">
            <text:p>SniffTest - Setting Answer portl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Setting Porle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AQ\Browse_Catego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AQ\Browse_Catego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AQ\Browse_Catego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AQ_SET_01</text:p>
          </table:table-cell>
          <table:table-cell table:style-name="ce25" office:value-type="string">
            <text:p>SniffTest - Setting FAQ portl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AQ\Setting_Porle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AQ_SET_01</text:p>
          </table:table-cell>
          <table:table-cell table:style-name="ce25" office:value-type="string">
            <text:p>SniffTest - Setting FAQ portl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AQ\Setting_Porle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AQ_SET_01</text:p>
          </table:table-cell>
          <table:table-cell table:style-name="ce25" office:value-type="string">
            <text:p>SniffTest - Setting FAQ portl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AQ\Setting_Porle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AQ\View_Ques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AQ\View_Ques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AQ\View_Ques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BAN_01</text:p>
          </table:table-cell>
          <table:table-cell table:style-name="ce25" office:value-type="string">
            <text:p>SniffTest - Ban IP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Administration\Ban_IP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BAN_01</text:p>
          </table:table-cell>
          <table:table-cell table:style-name="ce25" office:value-type="string">
            <text:p>SniffTest - Ban IP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Administration\Ban_IP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BAN_01</text:p>
          </table:table-cell>
          <table:table-cell table:style-name="ce25" office:value-type="string">
            <text:p>SniffTest - Ban I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Administration\Ban_IP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Administration\Manage_BB_Co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Administration\Manage_BB_Co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Administration\Manage_BB_Co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BOO_01</text:p>
          </table:table-cell>
          <table:table-cell table:style-name="ce25" office:value-type="string">
            <text:p>SniffTest - Bookmark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Bookmar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BOO_01</text:p>
          </table:table-cell>
          <table:table-cell table:style-name="ce25" office:value-type="string">
            <text:p>SniffTest - Bookmark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Bookmar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BOO_01</text:p>
          </table:table-cell>
          <table:table-cell table:style-name="ce25" office:value-type="string">
            <text:p>SniffTest - Bookmark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Bookmar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Category\Basic_Actions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Category\Basic_Actions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Category\Basic_Actions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CAT_02</text:p>
          </table:table-cell>
          <table:table-cell table:style-name="ce25" office:value-type="string">
            <text:p>SniffTest - Import/Export category &amp; forum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Category\Import_Exp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CAT_02</text:p>
          </table:table-cell>
          <table:table-cell table:style-name="ce25" office:value-type="string">
            <text:p>SniffTest - Import/Export category &amp; forum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Category\Import_Exp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CAT_02</text:p>
          </table:table-cell>
          <table:table-cell table:style-name="ce25" office:value-type="string">
            <text:p>SniffTest - Import/Export category &amp; foru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Category\Import_Exp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Forum\Basic_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Forum\Basic_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Forum\Basic_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FOR_02</text:p>
          </table:table-cell>
          <table:table-cell table:style-name="ce25" office:value-type="string">
            <text:p>SniffTest - More action on Forum(Lock/Unlock/Open/Clos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Forum\More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FOR_02</text:p>
          </table:table-cell>
          <table:table-cell table:style-name="ce25" office:value-type="string">
            <text:p>SniffTest - More action on Forum(Lock/Unlock/Open/Clos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Forum\More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FOR_02</text:p>
          </table:table-cell>
          <table:table-cell table:style-name="ce25" office:value-type="string">
            <text:p>SniffTest - More action on Forum(Lock/Unlock/Open/Clos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Forum\More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User_Managem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User_Managem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User_Managem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POS_01</text:p>
          </table:table-cell>
          <table:table-cell table:style-name="ce25" office:value-type="string">
            <text:p>SniffTest - Basic action on Post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Post\Basic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POS_01</text:p>
          </table:table-cell>
          <table:table-cell table:style-name="ce25" office:value-type="string">
            <text:p>SniffTest - Basic action on Post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Post\Basic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POS_01</text:p>
          </table:table-cell>
          <table:table-cell table:style-name="ce25" office:value-type="string">
            <text:p>SniffTest - Basic action on Post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Post\Basic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Private_Mess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Private_Mess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Private_Mess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Search\Quick_Sear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Search\Quick_Sear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Search\Quick_Sear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Search\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Search\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Search\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SET_01</text:p>
          </table:table-cell>
          <table:table-cell table:style-name="ce25" office:value-type="string">
            <text:p>SniffTest - Setting Forum portle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Setting_Porle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SET_01</text:p>
          </table:table-cell>
          <table:table-cell table:style-name="ce25" office:value-type="string">
            <text:p>SniffTest - Setting Forum portle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Setting_Porle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SET_01</text:p>
          </table:table-cell>
          <table:table-cell table:style-name="ce25" office:value-type="string">
            <text:p>SniffTest - Setting Forum portl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Setting_Porle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Topic\Basic_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Topic\Basic_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Topic\Basic_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2</text:p>
          </table:table-cell>
          <table:table-cell table:style-name="ce25" office:value-type="string">
            <text:p>SniffTest - More action on Topic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Topic\More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TOP_02</text:p>
          </table:table-cell>
          <table:table-cell table:style-name="ce25" office:value-type="string">
            <text:p>SniffTest - More action on Topic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Topic\More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TOP_02</text:p>
          </table:table-cell>
          <table:table-cell table:style-name="ce25" office:value-type="string">
            <text:p>SniffTest - More action on Topi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Topic\More_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Topic\Ta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Topic\Ta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Topic\Ta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4</text:p>
          </table:table-cell>
          <table:table-cell table:style-name="ce25" office:value-type="string">
            <text:p>SniffTest - Rate topic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Topic\R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TOP_04</text:p>
          </table:table-cell>
          <table:table-cell table:style-name="ce25" office:value-type="string">
            <text:p>SniffTest - Rate topi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Topic\R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TOP_04</text:p>
          </table:table-cell>
          <table:table-cell table:style-name="ce25" office:value-type="string">
            <text:p>SniffTest - Rate topic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Topic\R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Topic\Manage_Pol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Topic\Manage_Pol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Topic\Manage_Pol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USE_01</text:p>
          </table:table-cell>
          <table:table-cell table:style-name="ce25" office:value-type="string">
            <text:p>SniffTest - User Setting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User_Settin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USE_01</text:p>
          </table:table-cell>
          <table:table-cell table:style-name="ce25" office:value-type="string">
            <text:p>SniffTest - User Setting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User_Settin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FOR_USE_01</text:p>
          </table:table-cell>
          <table:table-cell table:style-name="ce25" office:value-type="string">
            <text:p>SniffTest - User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Forum\User_Settin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Watch_Un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Watch_Un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Watch_Un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PAG_01</text:p>
          </table:table-cell>
          <table:table-cell table:style-name="ce25" office:value-type="string">
            <text:p>SniffTest - Create Page with Plain Text Edito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Page\Plain Text Edito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WIK_PAG_01</text:p>
          </table:table-cell>
          <table:table-cell table:style-name="ce25" office:value-type="string">
            <text:p>SniffTest - Create Page with Plain Text Edito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Page\Plain Text Edito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WIK_PAG_01</text:p>
          </table:table-cell>
          <table:table-cell table:style-name="ce25" office:value-type="string">
            <text:p>SniffTest - Create Page with Plain Text Edito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Page\Plain Text Edito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Wiki\Page\Rich Text Edito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Wiki\Page\Rich Text Edito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Wiki\Page\Rich Text Edito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PAG_03</text:p>
          </table:table-cell>
          <table:table-cell table:style-name="ce25" office:value-type="string">
            <text:p>SniffTest - Edit Paragraph in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Edit\Paragrap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WIK_PAG_03</text:p>
          </table:table-cell>
          <table:table-cell table:style-name="ce25" office:value-type="string">
            <text:p>SniffTest - Edit Paragraph in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Edit\Paragrap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WIK_PAG_03</text:p>
          </table:table-cell>
          <table:table-cell table:style-name="ce25" office:value-type="string">
            <text:p>SniffTest - Edit Paragraph in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Edit\Paragrap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Wiki\Re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Wiki\Re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Wiki\Re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PAG_05</text:p>
          </table:table-cell>
          <table:table-cell table:style-name="ce25" office:value-type="string">
            <text:p>SniffTest - Move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WIK_PAG_05</text:p>
          </table:table-cell>
          <table:table-cell table:style-name="ce25" office:value-type="string">
            <text:p>SniffTest - Move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WIK_PAG_05</text:p>
          </table:table-cell>
          <table:table-cell table:style-name="ce25" office:value-type="string">
            <text:p>SniffTest - Move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Wiki\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Wiki\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Wiki\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PAG_07</text:p>
          </table:table-cell>
          <table:table-cell table:style-name="ce25" office:value-type="string">
            <text:p>SniffTest - Attach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Attachmen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WIK_PAG_07</text:p>
          </table:table-cell>
          <table:table-cell table:style-name="ce25" office:value-type="string">
            <text:p>SniffTest - Attach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Attachmen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WIK_PAG_07</text:p>
          </table:table-cell>
          <table:table-cell table:style-name="ce25" office:value-type="string">
            <text:p>SniffTest - Attach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Attachmen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Wiki\Page_Inf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Wiki\Page_Inf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Wiki\Page_Inf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Quick_Sear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WIK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Quick_Sear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WIK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Quick_Sear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Wiki\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Wiki\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Wiki\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SET_01</text:p>
          </table:table-cell>
          <table:table-cell table:style-name="ce25" office:value-type="string">
            <text:p>SniffTest - Space Setting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Space_Settin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WIK_SET_01</text:p>
          </table:table-cell>
          <table:table-cell table:style-name="ce25" office:value-type="string">
            <text:p>SniffTest - Space Setting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Space_Settin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KS_WIK_SET_01</text:p>
          </table:table-cell>
          <table:table-cell table:style-name="ce25" office:value-type="string">
            <text:p>SniffTest - Space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KS\Wiki\Space_Settin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NAG_01</text:p>
          </table:table-cell>
          <table:table-cell office:value-type="string">
            <text:p>SniffTest - Verify Nag screen first start page navigation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Portal\Trial\Registr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NAG_01</text:p>
          </table:table-cell>
          <table:table-cell office:value-type="string">
            <text:p>SniffTest - Verify Nag screen first start page navig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Portal\Trial\Registr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NAG_01</text:p>
          </table:table-cell>
          <table:table-cell office:value-type="string">
            <text:p>SniffTest - Verify Nag screen first start page navigation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Portal\Trial\Registr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17</text:p>
          </table:table-cell>
          <table:table-cell table:style-name="ce25" office:value-type="string">
            <text:p>SniffTest - Check People list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PEO_17</text:p>
          </table:table-cell>
          <table:table-cell table:style-name="ce25" office:value-type="string">
            <text:p>SniffTest - Check People list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PEO_17</text:p>
          </table:table-cell>
          <table:table-cell table:style-name="ce25" office:value-type="string">
            <text:p>SniffTest - Check People lis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SOC_PEO_18</text:p>
          </table:table-cell>
          <table:table-cell office:value-type="string">
            <text:p>SniffTest - Search peop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18</text:p>
          </table:table-cell>
          <table:table-cell office:value-type="string">
            <text:p>SniffTest - Search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18</text:p>
          </table:table-cell>
          <table:table-cell office:value-type="string">
            <text:p>SniffTest - Search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19</text:p>
          </table:table-cell>
          <table:table-cell table:style-name="ce25" office:value-type="string">
            <text:p>SniffTest - Accept/Deny Invitation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Invi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PEO_19</text:p>
          </table:table-cell>
          <table:table-cell table:style-name="ce25" office:value-type="string">
            <text:p>SniffTest - Accept/Deny Invitation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Invi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PEO_19</text:p>
          </table:table-cell>
          <table:table-cell table:style-name="ce25" office:value-type="string">
            <text:p>SniffTest - Accept/Deny Invit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Invi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SOC_PEO_20</text:p>
          </table:table-cell>
          <table:table-cell office:value-type="string">
            <text:p>SniffTest - Network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Networ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0</text:p>
          </table:table-cell>
          <table:table-cell office:value-type="string">
            <text:p>SniffTest - Network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Networ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0</text:p>
          </table:table-cell>
          <table:table-cell office:value-type="string">
            <text:p>SniffTest - Network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Networ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1</text:p>
          </table:table-cell>
          <table:table-cell table:style-name="ce25" office:value-type="string">
            <text:p>SniffTest - Incoming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Received Invita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PEO_21</text:p>
          </table:table-cell>
          <table:table-cell table:style-name="ce25" office:value-type="string">
            <text:p>SniffTest - Incoming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Received Invita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PEO_21</text:p>
          </table:table-cell>
          <table:table-cell table:style-name="ce25" office:value-type="string">
            <text:p>SniffTest - Incoming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Received Invita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SOC_PEO_22</text:p>
          </table:table-cell>
          <table:table-cell office:value-type="string">
            <text:p>SniffTest - Outgoing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Pending Request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2</text:p>
          </table:table-cell>
          <table:table-cell office:value-type="string">
            <text:p>SniffTest - Outgoing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Pending Request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2</text:p>
          </table:table-cell>
          <table:table-cell office:value-type="string">
            <text:p>SniffTest - Outgoing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Pending Request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3</text:p>
          </table:table-cell>
          <table:table-cell table:style-name="ce25" office:value-type="string">
            <text:p>SniffTest - Add User's Activit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Activities/Ad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PEO_23</text:p>
          </table:table-cell>
          <table:table-cell table:style-name="ce25" office:value-type="string">
            <text:p>SniffTest - Add User's Activit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Activities/Ad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PEO_23</text:p>
          </table:table-cell>
          <table:table-cell table:style-name="ce25" office:value-type="string">
            <text:p>SniffTest - Add User's Activit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Activities/Ad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SniffTest - Actions on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Activities/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SniffTest - Actions on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Activities/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SniffTest - Actions on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Activities/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5</text:p>
          </table:table-cell>
          <table:table-cell table:style-name="ce25" office:value-type="string">
            <text:p>SniffTest - View activities of other us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Other User/Activiti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PEO_25</text:p>
          </table:table-cell>
          <table:table-cell table:style-name="ce25" office:value-type="string">
            <text:p>SniffTest - View activities of other use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Other User/Activiti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PEO_25</text:p>
          </table:table-cell>
          <table:table-cell table:style-name="ce25" office:value-type="string">
            <text:p>SniffTest - View activities of other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Other User/Activiti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SOC_PEO_26</text:p>
          </table:table-cell>
          <table:table-cell office:value-type="string">
            <text:p>SniffTest - View and Edit user's pro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Profile/Edi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6</text:p>
          </table:table-cell>
          <table:table-cell office:value-type="string">
            <text:p>SniffTest - View and Edit user's pro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Profile/Edi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6</text:p>
          </table:table-cell>
          <table:table-cell office:value-type="string">
            <text:p>SniffTest - View and Edit user's pro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Profile/Edi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7</text:p>
          </table:table-cell>
          <table:table-cell table:style-name="ce25" office:value-type="string">
            <text:p>SniffTest - View profile of other us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Other User/Pro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PEO_27</text:p>
          </table:table-cell>
          <table:table-cell table:style-name="ce25" office:value-type="string">
            <text:p>SniffTest - View profile of other use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Other User/Pro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PEO_27</text:p>
          </table:table-cell>
          <table:table-cell table:style-name="ce25" office:value-type="string">
            <text:p>SniffTest - View profile of other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people/Other User/Pro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SniffTest - Drag &amp; drop gadget in Dashboar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Dashboard/Drag and 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SniffTest - Drag &amp; drop gadget in Dashboar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Dashboard/Drag and 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SniffTest - Drag &amp; drop gadge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Dashboard/Drag and 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9</text:p>
          </table:table-cell>
          <table:table-cell table:style-name="ce25" office:value-type="string">
            <text:p>SniffTest - Share and View link for frien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Dashboard/View lin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PEO_29</text:p>
          </table:table-cell>
          <table:table-cell table:style-name="ce25" office:value-type="string">
            <text:p>SniffTest - Share and View link for friend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Dashboard/View lin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PEO_29</text:p>
          </table:table-cell>
          <table:table-cell table:style-name="ce25" office:value-type="string">
            <text:p>SniffTest - Share and View link for frien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Dashboard/View lin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SOC_PEO_30</text:p>
          </table:table-cell>
          <table:table-cell office:value-type="string">
            <text:p>SniffTest - View Connections list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Networ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30</text:p>
          </table:table-cell>
          <table:table-cell office:value-type="string">
            <text:p>SniffTest - View Connections list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Networ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30</text:p>
          </table:table-cell>
          <table:table-cell office:value-type="string">
            <text:p>SniffTest - View Connections list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Networ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2</text:p>
          </table:table-cell>
          <table:table-cell table:style-name="ce25" office:value-type="string">
            <text:p>SniffTest - Manage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Man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SPC_02</text:p>
          </table:table-cell>
          <table:table-cell table:style-name="ce25" office:value-type="string">
            <text:p>SniffTest - Manage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Man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SPC_02</text:p>
          </table:table-cell>
          <table:table-cell table:style-name="ce25" office:value-type="string">
            <text:p>SniffTest - Manage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Man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SOC_SPC_03</text:p>
          </table:table-cell>
          <table:table-cell office:value-type="string">
            <text:p>SniffTest - Search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03</text:p>
          </table:table-cell>
          <table:table-cell office:value-type="string">
            <text:p>SniffTest - Search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03</text:p>
          </table:table-cell>
          <table:table-cell office:value-type="string">
            <text:p>SniffTest - Search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4</text:p>
          </table:table-cell>
          <table:table-cell table:style-name="ce25" office:value-type="string">
            <text:p>SniffTest - Access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Acces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SPC_04</text:p>
          </table:table-cell>
          <table:table-cell table:style-name="ce25" office:value-type="string">
            <text:p>SniffTest - Access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Acces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SPC_04</text:p>
          </table:table-cell>
          <table:table-cell table:style-name="ce25" office:value-type="string">
            <text:p>SniffTest - Access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Acces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SniffTest - Add Activity o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Activit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SniffTest - Add Activity o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Activit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SniffTest - Add Activity o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Activit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6</text:p>
          </table:table-cell>
          <table:table-cell table:style-name="ce25" office:value-type="string">
            <text:p>SniffTest - Actions on Space Activit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Activity 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SPC_06</text:p>
          </table:table-cell>
          <table:table-cell table:style-name="ce25" office:value-type="string">
            <text:p>SniffTest - Actions on Space Activit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Activity 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SPC_06</text:p>
          </table:table-cell>
          <table:table-cell table:style-name="ce25" office:value-type="string">
            <text:p>SniffTest - Actions on Space Activit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Activity action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SniffTest - Invite/Accept user to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Member/Invi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SniffTest - Invite/Accept user to Spac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Member/Invi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SniffTest - Invite/Accept user to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Member/Invi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8</text:p>
          </table:table-cell>
          <table:table-cell table:style-name="ce25" office:value-type="string">
            <text:p>SniffTest - Request/Accept user to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Member/Reque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SPC_08</text:p>
          </table:table-cell>
          <table:table-cell table:style-name="ce25" office:value-type="string">
            <text:p>SniffTest - Request/Accept user to Spac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Member/Reque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SPC_08</text:p>
          </table:table-cell>
          <table:table-cell table:style-name="ce25" office:value-type="string">
            <text:p>SniffTest - Request/Accept user to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Member/Reque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SniffTest - Remove user from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Member/Re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SniffTest - Remove user from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Member/Re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SniffTest - Remove user from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Member/Re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0</text:p>
          </table:table-cell>
          <table:table-cell table:style-name="ce25" office:value-type="string">
            <text:p>SniffTest - Change member's role in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Member/Change Ro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SPC_10</text:p>
          </table:table-cell>
          <table:table-cell table:style-name="ce25" office:value-type="string">
            <text:p>SniffTest - Change member's role in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Member/Change Ro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SPC_10</text:p>
          </table:table-cell>
          <table:table-cell table:style-name="ce25" office:value-type="string">
            <text:p>SniffTest - Change member's role in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Member/Change Ro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SniffTest - Add/Edit/Delete application o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Applica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SniffTest - Add/Edit/Delete application o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Applica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SniffTest - Add/Edit/Delete application o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Applica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2</text:p>
          </table:table-cell>
          <table:table-cell table:style-name="ce25" office:value-type="string">
            <text:p>SniffTest - Leave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Lea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SPC_12</text:p>
          </table:table-cell>
          <table:table-cell table:style-name="ce25" office:value-type="string">
            <text:p>SniffTest - Leave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Lea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SPC_12</text:p>
          </table:table-cell>
          <table:table-cell table:style-name="ce25" office:value-type="string">
            <text:p>SniffTest - Leave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Lea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SniffTest - Manage Space Navigation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Manage navig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SniffTest - Manage Space Navigation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Manage navig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SniffTest - Manage Space Navig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Manage navig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4</text:p>
          </table:table-cell>
          <table:table-cell table:style-name="ce25" office:value-type="string">
            <text:p>SniffTest - Check Invitation space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List/Invit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SPC_14</text:p>
          </table:table-cell>
          <table:table-cell table:style-name="ce25" office:value-type="string">
            <text:p>SniffTest - Check Invitation space lis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List/Invit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SPC_14</text:p>
          </table:table-cell>
          <table:table-cell table:style-name="ce25" office:value-type="string">
            <text:p>SniffTest - Check Invitation spac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List/Invit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SniffTest - Check Pending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List/Pend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SniffTest - Check Pending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List/Pend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SniffTest - Check Pending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cial/Space/List/Pend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6</text:p>
          </table:table-cell>
          <table:table-cell table:style-name="ce25" office:value-type="string">
            <text:p>SniffTest - Check Public space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List/Public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SPC_16</text:p>
          </table:table-cell>
          <table:table-cell table:style-name="ce25" office:value-type="string">
            <text:p>SniffTest - Check Public space lis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List/Public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SOC_SPC_16</text:p>
          </table:table-cell>
          <table:table-cell table:style-name="ce25" office:value-type="string">
            <text:p>SniffTest - Check Public spac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List/Public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Portal/terms an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Portal/terms an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Portal/terms and</text:p>
          </table:table-cell>
          <table:table-cell table:number-columns-repeated="7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9:0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3T19:08:04</dc:date>
    <dc:creator>exoplatform </dc:creator>
    <meta:editing-duration>PT2H21M24S</meta:editing-duration>
    <meta:editing-cycles>19</meta:editing-cycles>
    <meta:generator>LibreOffice/3.4$Unix LibreOffice_project/340m1$Build-402</meta:generator>
    <meta:document-statistic meta:table-count="2" meta:cell-count="2780" meta:object-count="0"/>
    <meta:user-defined meta:name="Info 1"/>
    <meta:user-defined meta:name="Info 2"/>
    <meta:user-defined meta:name="Info 3"/>
    <meta:user-defined meta:name="Info 4"/>
  </office:meta>
</office:document-meta>
</file>